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Normal" style:list-style-name="LFO1" style:family="paragraph"/>
    <style:style style:name="T8" style:parent-style-name="Fuentedepárrafopredeter." style:family="text">
      <style:text-properties fo:font-weight="bold" style:font-weight-asian="bold" style:font-weight-complex="bold"/>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P14" style:parent-style-name="Normal" style:list-style-name="LFO1" style:family="paragraph"/>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P17" style:parent-style-name="Normal" style:list-style-name="LFO1" style:family="paragraph"/>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Normal" style:list-style-name="LFO1" style:family="paragraph"/>
    <style:style style:name="T24" style:parent-style-name="Fuentedepárrafopredeter." style:family="text">
      <style:text-properties fo:font-weight="bold" style:font-weight-asian="bold" style:font-weight-complex="bold"/>
    </style:style>
    <style:style style:name="P25" style:parent-style-name="Normal" style:list-style-name="LFO1" style:family="paragraph"/>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style="italic" style:font-style-asian="italic" style:font-style-complex="italic"/>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style="italic" style:font-style-asian="italic" style:font-style-complex="italic"/>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style="italic" style:font-style-asian="italic" style:font-style-complex="italic"/>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style="italic" style:font-style-asian="italic" style:font-style-complex="italic"/>
    </style:style>
    <style:style style:name="T59" style:parent-style-name="Fuentedepárrafopredeter." style:family="text">
      <style:text-properties fo:font-weight="bold" style:font-weight-asian="bold" style:font-weight-complex="bold"/>
    </style:style>
    <style:style style:name="P60" style:parent-style-name="Normal" style:family="paragraph">
      <style:paragraph-properties fo:margin-bottom="0in"/>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P63" style:parent-style-name="Normal" style:family="paragraph">
      <style:paragraph-properties fo:margin-bottom="0in"/>
    </style:style>
    <style:style style:name="T64" style:parent-style-name="Fuentedepárrafopredeter." style:family="text">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office:automatic-styles>
  <office:body>
    <office:text text:use-soft-page-breaks="true">
      <text:p text:style-name="P1">Texto de la introducción:</text:p>
      <text:p text:style-name="P2">Ecos de la Montaña Sombría</text:p>
      <text:p text:style-name="Normal"><text:line-break/>Durante siglos, la Montaña Sombría ha sido evitada incluso por los guerreros más valientes. Cuentan que en sus entrañas aún resuenan los ecos de los gritos de quienes se atrevieron a adentrarse en sus profundidades… y jamás regresaron.</text:p>
      <text:p text:style-name="Normal">Ahora, osas enfrentarte a ella y descubrir los secretos que guarda en su interior. Armado sólo con tu valor y la voluntad de tentar al destino, avanzarás por pasadizos donde acechan criaturas temibles, trampas ocultas y poderes oscuros que nunca debieron despertar.</text:p>
      <text:p text:style-name="Normal">Cada elección que tomes podrá salvarte… o condenarte a un final tan oscuro como la montaña misma. Todo depende de ti.</text:p>
      <text:p text:style-name="Normal">¿Serás capaz de regresar con vida?</text:p>
      <text:p text:style-name="P3"/>
      <text:p text:style-name="P4">Ayuda:</text:p>
      <text:p text:style-name="P5">Reglas del juego</text:p>
      <text:p text:style-name="Normal"><text:span text:style-name="T6">Ecos de la Montaña Sombría</text:span> sigue un sistema de juego inspirado en los libro-juegos clásicos de rol:</text:p>
      <text:list text:style-name="LFO1" text:continue-numbering="true">
        <text:list-item>
          <text:p text:style-name="P7"><text:span text:style-name="T8">Qué necesitas:</text:span> lee atentamente la historia y tira los dados cuando sea necesario.</text:p>
        </text:list-item>
        <text:list-item>
          <text:p text:style-name="P9"><text:span text:style-name="T10">Estadísticas:</text:span> tu héroe posee las estadísticas de<text:s/><text:span text:style-name="T11">Destreza</text:span><text:s/>(daño en combate),<text:s/><text:span text:style-name="T12">Resistencia</text:span><text:s/>(vida) y<text:s/><text:span text:style-name="T13">Suerte</text:span>. Los valores iniciales se obtienen mediante tres tiradas de dados y se anotan en el cuadro de habilidades.</text:p>
        </text:list-item>
        <text:list-item>
          <text:p text:style-name="P14"><text:span text:style-name="T15">Combate:</text:span> en cada asalto, tiras los dados y sumas tu Destreza; el enemigo hace lo mismo. Quien obtenga el total más alto hiere al otro y le quita<text:s/><text:span text:style-name="T16">2 puntos de Resistencia</text:span>. Quien llegue primero a 0 de Resistencia muere.</text:p>
        </text:list-item>
        <text:list-item>
          <text:p text:style-name="P17"><text:span text:style-name="T18">Pruebas de Suerte:</text:span> puedes “tentar a la suerte” para mejorar tu golpe o reducir el daño recibido. Tira los dados:<text:line-break/>– Si el resultado es<text:s/><text:span text:style-name="T19">mayor o igual</text:span><text:s/>que tu Suerte actual, eres<text:s/><text:span text:style-name="T20">Afortunado</text:span><text:s/>(tu golpe inflige el doble de daño, o el daño recibido se reduce a la mitad).<text:line-break/>– Si es<text:s/><text:span text:style-name="T21">menor</text:span>, eres<text:s/><text:span text:style-name="T22">No Afortunado</text:span><text:s/>(tu golpe inflige la mitad de daño, o el daño recibido se duplica).<text:line-break/>Cada uso de Suerte reduce tu valor actual en 1 punto, así que úsala con prudencia.</text:p>
        </text:list-item>
        <text:list-item>
          <text:p text:style-name="P23"><text:span text:style-name="T24">Exploración y decisiones:</text:span> la historia avanza mediante elecciones. Cada decisión te lleva a una ruta distinta, con escenas, enemigos, trampas y objetos diferentes.</text:p>
        </text:list-item>
        <text:list-item>
          <text:p text:style-name="P25"><text:span text:style-name="T26">Equipo y objetos:</text:span> puedes conseguir armas, armaduras, pociones u otros objetos especiales. Anótalos en tu inventario: algunos te curan, otros mejoran tus habilidades o te permiten abrir rutas alternativas.</text:p>
        </text:list-item>
      </text:list>
      <text:p text:style-name="Normal"><text:span text:style-name="T27">Recuerda:</text:span><text:s/>esta es una aventura de fantasía. Toma decisiones, tira los dados y acepta que a veces la montaña será implacable. Siempre puedes volver a intentarlo por otro camino.</text:p>
      <text:p text:style-name="Normal"/>
      <text:soft-page-break/>
      <text:p text:style-name="Normal">Elección del personaje:<text:line-break/><text:line-break/><text:span text:style-name="T28">Elección de personaje</text:span></text:p>
      <text:p text:style-name="Normal">Antes de adentrarte en la Montaña Sombría, debes decidir qué tipo de héroe eres. Cada clase refleja un estilo de juego distinto y otorga una ventaja inicial.</text:p>
      <text:p text:style-name="P29">Guerrero</text:p>
      <text:p text:style-name="Normal">Un guerrero entrenado para el combate cuerpo a cuerpo.</text:p>
      <text:p text:style-name="P30">Ventaja: +5 Resistencia.</text:p>
      <text:p text:style-name="P31">Arquero</text:p>
      <text:p text:style-name="Normal">Experto en ataques a distancia y en evitar trampas.</text:p>
      <text:p text:style-name="P32">Ventaja: +5 Destreza.</text:p>
      <text:p text:style-name="P33">Mago</text:p>
      <text:p text:style-name="Normal">Estudioso de las artes arcanas, capaz de alterar la suerte.</text:p>
      <text:p text:style-name="P34">Ventaja: +5 Suerte.</text:p>
      <text:p text:style-name="P35">Género del personaje</text:p>
      <text:p text:style-name="Normal">Masculino/Femenino</text:p>
      <text:p text:style-name="Normal"/>
      <text:p text:style-name="P36">Escenas y Opciones</text:p>
      <text:p text:style-name="P37">Escena: intro</text:p>
      <text:p text:style-name="P38">El Puente de las Sombras</text:p>
      <text:p text:style-name="Normal">Apenas ha amanecido cuando comienzas tu travesía. A lo lejos, se alza la Montaña Sombría, envuelta en una bruma pálida que oculta sus laderas y hace que parezca flotar entre sombras.<text:line-break/><text:line-break/>Tras días de viaje agotador, alcanzas por fin el Puente de las Sombras, un viejo paso de piedra erosionado por el tiempo que cruza un abismo sin fondo. Cada uno de tus pasos resuena en la roca húmeda, mientras la niebla se extiende a tu alrededor.<text:line-break/><text:line-break/>A mitad del puente, una figura encapuchada emerge entre la neblina, bloqueando tu avance. Sostiene un báculo de cristal negro que palpita con un resplandor tenue.<text:line-break/><text:line-break/>¿Qué quieres hacer?</text:p>
      <text:p text:style-name="Normal">Opciones:</text:p>
      <text:p text:style-name="Normal">- Hablar con la figura → hablar</text:p>
      <text:p text:style-name="Normal">- Atacarle sin cruzar con él ni una sola palabra → combate</text:p>
      <text:p text:style-name="Normal">- Retroceder y buscar otro camino → retirada</text:p>
      <text:p text:style-name="P39">Escena: hablar</text:p>
      <text:soft-page-break/>
      <text:p text:style-name="Normal">La figura aparta la capucha y revela un rostro monstruoso, marcado con símbolos antiguos.<text:line-break/><text:line-break/>"Pocos tienen el valor de llegar hasta aquí", dice en voz baja y grave.<text:line-break/><text:line-break/>¿Qué decides hacer?<text:s/></text:p>
      <text:p text:style-name="Normal">Opciones:</text:p>
      <text:p text:style-name="Normal">- Esperar a que el monstruo te dé información → esperar</text:p>
      <text:p text:style-name="Normal">- Atacarle primero → combate</text:p>
      <text:p text:style-name="P40">Escena: esperar</text:p>
      <text:p text:style-name="Normal">La figura te cuenta la historia del malvado brujo Morgoroth: un ser que vive en el interior de la montaña.<text:line-break/><text:line-break/>Te advierte que la única forma de vencerlo es usando los poderes que esconde el báculo en su interior. Al ver que tu alma es pura, decide entregártelo con la esperanza de que logres cumplir con tu destino y acabes con la maldición de la montaña.<text:line-break/><text:line-break/>Agregas el báculo a tu inventario.</text:p>
      <text:p text:style-name="Normal">Opciones:</text:p>
      <text:p text:style-name="Normal">- Sigues adelante → lanzas</text:p>
      <text:p text:style-name="P41">Escena: combate</text:p>
      <text:p text:style-name="Normal">Desenvainas tu arma y te preparas para luchar contra: EL GUARDIÁN DEL PUENTE<text:line-break/><text:line-break/>DESTREZA 5<text:line-break/>RESISTENCIA 7</text:p>
      <text:p text:style-name="Normal">Opciones:</text:p>
      <text:p text:style-name="Normal">- Atraviesas el puente tras vencer a tu enemigo → lanzas</text:p>
      <text:p text:style-name="P42">Escena: retirada</text:p>
      <text:p text:style-name="Normal">Intentas retroceder por el puente, pero la niebla se espesa detrás de ti. Una voz resuena en tu cabeza: “Nadie puede escapar de la Montaña Sombría con vida...”.<text:line-break/><text:line-break/>Te quedas atrapado en la bruma para siempre…</text:p>
      <text:p text:style-name="Normal">Opciones:</text:p>
      <text:p text:style-name="Normal">- Fin del juego → null</text:p>
      <text:p text:style-name="P43">Escena: lanzas</text:p>
      <text:p text:style-name="Normal">Tras dejar atrás el puente, llegas a un pasillo estrecho. Todo está muy oscuro por lo que decides caminar despacio. De repente notas como tu pie presiona una losa elevada. Un clic seco resuena. De las paredes emergen lanzas de hueso listas para dispararte.</text:p>
      <text:p text:style-name="P44">Prueba tu suerte:<text:s/></text:p>
      <text:soft-page-break/>
      <text:p text:style-name="Normal">Si eres Afortunado → tus reflejos te salvan justo a tiempo y puedes continuar sin sufrir ni un rasguño.</text:p>
      <text:p text:style-name="Normal">Si eres No Afortunado → has logrado sobrevivir, pero una lanza roza tu brazo. Pierdes 2 puntos de Resistencia.</text:p>
      <text:p text:style-name="Normal">&lt;/p&gt;Opciones:</text:p>
      <text:p text:style-name="Normal">- Continúas tu aventura → fuentes</text:p>
      <text:p text:style-name="P45">Escena: fuentes</text:p>
      <text:p text:style-name="Normal">Después de haber logrado salir con vida, te encuentras en una sala con dos fuentes a los lados. Cada una de ellas tiene grabado un símbolo distinto. Pese a que estás sediento, no estás seguro de lo que debes hacer.<text:s/><text:line-break/>¿Qué deseas hacer?</text:p>
      <text:p text:style-name="Normal">Opciones:</text:p>
      <text:p text:style-name="Normal">- Beber de la fuente de la luna → luna</text:p>
      <text:p text:style-name="Normal">- Beber de la fuente del sol → sol</text:p>
      <text:p text:style-name="Normal">- Continuar sin beber → sala</text:p>
      <text:p text:style-name="P46">Escena: luna</text:p>
      <text:p text:style-name="Normal">Tras beber el primer trago de la fuente, notas que te fallan las fuerzas.<text:line-break/><text:line-break/>Pierdes 2 puntos de resistencia.</text:p>
      <text:p text:style-name="Normal">Opciones:</text:p>
      <text:p text:style-name="Normal">- Continúas a la siguiente sala → sala</text:p>
      <text:p text:style-name="P47">Escena: sol</text:p>
      <text:p text:style-name="Normal">Calmas tu sed. Notas que cada vez te encuentras mejor.<text:line-break/><text:line-break/>Ganas 3 puntos de resistencia.</text:p>
      <text:p text:style-name="Normal">Opciones:</text:p>
      <text:p text:style-name="Normal">- Continúas a la siguiente sala → sala</text:p>
      <text:p text:style-name="P48">Escena: sala</text:p>
      <text:p text:style-name="Normal">Dejas atrás la sala de las fuentes, y continúas avanzando. Cada vez resuenan más alto los ecos de las voces de los que en su día intentaron llegar hasta ahí.</text:p>
      <text:p text:style-name="Normal">Al final del corredor, una puerta de piedra se alza ante ti. Cuando te acercas, se abre lentamente por sí sola, liberando un soplo de aire frío que te eriza la piel.</text:p>
      <text:p text:style-name="Normal">Al otro lado, en una cámara amplia y oscura, distingues la silueta de un hombre sentado en un trono, envuelto en una capa negra, inmóvil, esperándote.</text:p>
      <text:p text:style-name="Normal">No necesitas preguntarte quién es. Has llegado ante Morgoroth.</text:p>
      <text:p text:style-name="Normal"><text:s/>Opciones:</text:p>
      <text:p text:style-name="Normal">- Te preparas para el desafío final → morgoroth</text:p>
      <text:soft-page-break/>
      <text:p text:style-name="P49">Escena: morgoroth</text:p>
      <text:p text:style-name="P50">Morgoroth</text:p>
      <text:p text:style-name="Normal">Al ponerse en pie, su capa oscura cae hacia atrás revelando un cuerpo alto y esquelético, como si de un no muerto se tratase.</text:p>
      <text:p text:style-name="Normal">Cada uno de sus pasos hacia ti hace temblar el suelo. Al aproximarse, alza la cabeza y te dice:</text:p>
      <text:p text:style-name="Normal">“Has llegado más lejos que cualquier otro…” susurra con voz profunda. “Pero aquí acaba tu camino.”</text:p>
      <text:p text:style-name="Normal">Extiende una mano en tu dirección por lo que te das cuenta de que el combate es inevitable. ¿Qué quieres hacer?</text:p>
      <text:p text:style-name="Normal">Opciones:</text:p>
      <text:p text:style-name="Normal">- Atacar con tu arma → morir</text:p>
      <text:p text:style-name="Normal">- Atacar con el báculo (si posees en tu inventario) → romper</text:p>
      <text:p text:style-name="P51">Escena: morir</text:p>
      <text:p text:style-name="Normal">Pese a tus intentos en atacarle, no consigues hacerle el más mínimo daño.<text:s/></text:p>
      <text:p text:style-name="Normal">Su contraataque es devastador y acaba con tu vida de un solo golpe...</text:p>
      <text:p text:style-name="Normal">Opciones:</text:p>
      <text:p text:style-name="Normal">- Final del juego → null</text:p>
      <text:p text:style-name="P52">Escena: romper</text:p>
      <text:p text:style-name="Normal">El báculo se rompe tras el primer impacto. Piensas que la figura del puente te ha estado engañando durante todo este tiempo. Sin embargo, una luz emerge de su interior haciéndote sentir más fuerte.<text:line-break/><text:line-break/>Ganas +5 de resistencia, x2 de poder de ataque.</text:p>
      <text:p text:style-name="Normal">Opciones:</text:p>
      <text:p text:style-name="Normal">- Atacar a Morgoroth → atacar</text:p>
      <text:p text:style-name="P53">Escena: atacar</text:p>
      <text:p text:style-name="Normal">Te preparas para enfrentarte a Morgoroth:<text:line-break/><text:line-break/>DESTREZA 7<text:line-break/>RESISTENCIA 12</text:p>
      <text:p text:style-name="Normal">Opciones:</text:p>
      <text:p text:style-name="Normal">- Tras un intenso combate, logras vencerlo → fin</text:p>
      <text:p text:style-name="P54">Escena: fin</text:p>
      <text:p text:style-name="Normal">¡Felicidades, has vencido al malvado Morgoroth!</text:p>
      <text:p text:style-name="Normal">Opciones:</text:p>
      <text:soft-page-break/>
      <text:p text:style-name="Normal">- Final del juego → final</text:p>
      <text:p text:style-name="P55">Escena: final</text:p>
      <text:p text:style-name="Normal">La niebla de la montaña se disipa, liberando al pueblo de la maldición que los sometía.</text:p>
      <text:p text:style-name="P56">Créditos</text:p>
      <text:p text:style-name="Normal"><text:span text:style-name="T57">Proyecto:</text:span><text:s/><text:span text:style-name="T58">Ecos de la Montaña Sombría</text:span><text:s/>— Grado en Multimedia (UOC)<text:line-break/><text:span text:style-name="T59">Autor:</text:span><text:s/>Borja Velado Barciela</text:p>
      <text:p text:style-name="P60"><text:span text:style-name="T61">Narrativa y desarrollo web:</text:span><text:s/>Borja Velado Barciela<text:line-break/><text:span text:style-name="T62">Asistencia creativa y técnica (IA):</text:span><text:line-break/>ChatGPT-5 (OpenAI) — narrativa y código<text:line-break/>Gemini Nano Banana (Google) — ilustraciones</text:p>
      <text:p text:style-name="P63">CapCut<text:s/>—<text:s/>video introducción<text:line-break/>Lami AI — efectos de sonido<text:line-break/>Amazon Polly Neural — voces<text:line-break/>PixVerse<text:s/>—<text:s/>animaciones<text:span text:style-name="T64"><text:s/></text:span></text:p>
      <text:p text:style-name="P65"/>
      <text:p text:style-name="Normal"><text:span text:style-name="T66">Gracias por adentrarte en la Montaña Sombría.</text:span></text:p>
      <text:p text:style-name="Normal">Opciones:</text:p>
      <text:p text:style-name="Normal">- Final del juego → nul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rja Velado Barciela</meta:initial-creator>
    <dc:creator>Borja Velado Barciela</dc:creator>
    <meta:creation-date>2025-11-30T19:25:00Z</meta:creation-date>
    <dc:date>2025-12-06T15:59:00Z</dc:date>
    <meta:template xlink:href="Normal.dotm" xlink:type="simple"/>
    <meta:editing-cycles>9</meta:editing-cycles>
    <meta:editing-duration>PT17340S</meta:editing-duration>
    <meta:document-statistic meta:page-count="6" meta:paragraph-count="17" meta:word-count="1315" meta:character-count="8535" meta:row-count="60" meta:non-whitespace-character-count="7237"/>
  </office:meta>
</office:document-meta>
</file>